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32726"/>
    </style:style>
    <style:style style:name="TableColumn1" style:family="table-column">
      <style:table-column-properties style:column-width="3.4625in" style:rel-column-width="32767*"/>
    </style:style>
  </office:automatic-styles>
  <office:body>
    <office:text>
      <text:p text:style-name="P1">陳真   |  2019.08.28 04:36   |   <text:a xlink:type="simple" xlink:href="http://palinfo.habago.org/Entry?Command=Information_PrintForum&amp;iPage=4#FORUM37822"><text:span text:style-name="T1">#</text:span></text:a></text:p>
      <text:p text:style-name="P2">卡韓政變 (154)：誰會笑死？ <text:line-break/><text:line-break/>陳真 2019. 08. 28. <text:line-break/><text:line-break/><text:line-break/>30年前，醫學院剛畢業時，接到 PHR (Physicians for Human Rights) 的一封邀請函，邀請我去哈佛大學參加一個 "醫療與人權" 的國際研討會，有數十個國家的人員參與，為期數天。 <text:line-break/><text:line-break/>那是我生平第二次搭飛機出國，也是人生唯一一次去美國。我當時的英文程度大約跟國中生差不多 (我指的是 "說" 的部份)，但所謂初生之犢不畏虎，我照樣接受了邀請，照樣與會，照樣事後寫出許多報告，照樣主動認識了許多國家的參與者，就像花蝴蝶一樣，充滿熱情。那是當年的我，跟現在的 "自閉" 和 "冷漠" 心境判若兩人。 <text:line-break/><text:line-break/>現場有位紐約時報的記者，一聽到我是台灣來的，很驚訝，立即請我去一旁單獨談話，說我應該是與會者之中最年輕的，還說我來自 "最遙遠的地區"，因此想訪問我，但我最後還是拒絕了，因為不想掛一漏萬；我覺得我無法用國中程度的英文完整表達我比現場大多數參與者應該都還更加豐富的政治歷練與人權經驗。 <text:line-break/><text:line-break/>我明白那位記者所說的 "最遙遠" 一詞的意涵，一來是地理上的遙遠，一來是人權本身的遙遠。當年的台灣，基本上就是一個人權沙漠；別說什麼捍衛人權之舉，光是 "人權" 這兩個字本身都犯了根本大忌。 <text:line-break/><text:line-break/>我這篇文字不是要講人權，而是要講陳姥姥進大觀園。那是我第一次去到洋人社會，我很驚訝地發現一件事，原來我們自認為不堪聞問的 "國中程度" 英文，幾乎每個美國人都誇說 "你英文好棒哦"。我明白那是美國人開朗、好客的天性使然，不能當真。那就好像我們在台灣聽到洋人講上幾句怪腔怪調的台語或中文，往往也會很驚喜，會誇他說 "哇！你台語(或中文) 講得很好耶"。差不多就是那樣一個意思。 <text:line-break/><text:line-break/>若是英國人就不一定是這樣，甚至相反。任憑你英文再好，英國人往往會認為那只是 "應該的"，倘若你真的是國中程度的英文，很多英國人會馬上露出尷尬表情或皺起眉頭，以表不耐，絕不會像美國人那樣你幾乎只要會說幾句 How are you、fine、thank you，他就會興奮地誇你英文好棒。 <text:line-break/><text:line-break/>而我要說的是，不管是 "亂誇一通" 的美式反應或者是 "視英文為人類唯一語言" 的英式反應，洋人聽你講英文，即便你是國中程度的英文，也不會有什麼 "笑死人" 的反應。為什麼呢？因為一個洋人即便目不識丁，即便智商只有兩歲程度，照樣會講英文講得嚇嚇叫。為什麼？因為那是他們的母語啊。就好像台灣腦殘人士那麼多，每一個腦殘者的普通話相信也都講得很流利。 <text:line-break/><text:line-break/>這意味著什麼？意味著會不會講英文或會不會講中文跟智能無關。而且，當一個人使用自己的母語時，他絕不會因此感到很驕傲很得意。各位看得懂中文，聽得懂普通話或台語，難道每天會因此而自我陶醉？難道會因此而 "笑死" 那些不是以中文為母語的人？ <text:line-break/><text:line-break/>什麼樣的人，才會覺得應該 "笑死" 對方呢？就是那些一面對西方人就自動矮上一大截充滿自卑感的人。自卑和自大是同一回事，你有多少自大，就有多少自卑。也就是說，這類人士往往很喜歡炫耀比方說 "我英文很厲害哦"。炫耀的同時，自然也就覺得西方人會 "笑死" 英文不好的人。 <text:line-break/><text:line-break/>可是，西方人真的會笑死嗎？就我十多年的洋人社會經驗，相信是不會，而是大約有上述英式與美式兩種反應。 <text:line-break/><text:line-break/>之所以不會 "笑死" 是因為，洋人還不至於蠢到以為會講英文是一種很厲害的能力。連洋人養的狗也都是聽英文啊。我曾幫人養過一隻洋狗，溝通上還真有點彆扭，讓我快要 "笑死"，比方說，要她轉圈圈就要說 turn，要她坐下就要說 sit，她有乖乖聽話就摸摸她的頭說 good girl，不乖搞破壞就大聲罵她 BAD！語言是連狗都懂的一種東西，而不是好像意味著什麼能力似的。沒出息的人才會有那種自卑心態，在毫無意義的事情上頭作文章，以示高人一等。 <text:line-break/><text:line-break/>人渣黨抹黑韓國瑜真的是抹到連他一天吃幾頓飯、喝幾杯水、小便是否超過五次都要加以羞辱與嘲笑。看來，韓國瑜真是找不到什麼缺點了，才會連什麼中英夾雜也要嘲笑。 <text:line-break/><text:line-break/>你看，人渣黨那些低能政客，例如所謂行政院長蘇啥小昌的，說什麼韓國瑜的英文多爛，美國人聽了會 "笑死"。我沒聽過蘇、韓兩人講英文，但是語言發音與措詞這種東西，許多時候你聽他講母語或使用母語的深度就能略知一二。我相信，韓國瑜應該遠勝蘇啥小昌或陳 GM 的英文能力才對，但這些低能下三濫政客卻居然連這種無聊事也要把它搞成好像韓國瑜的什麼可笑污點似的。 <text:line-break/><text:line-break/>再說，韓國瑜是英文系 ("英國語文與英國文學" 系) 畢業，他的能力與所學理當是表現在更深一層的文學掌握能力上，而不是專程上大學僅僅只是去學習 "講英文"。上大學有這麼低能幼稚嗎？又不是去念幼兒園美語班。人渣黨那些真正意義上的低能草包，知不知道自己在嘲笑什麼？ <text:line-break/><text:line-break/>我見過一些研究中國各朝代歷史與思想(例如孔子與老莊)的西方學者，他們講中文的能力，很可能比我們的小學生還不如(說不定還輸給我們家四歲小娃)，但是你聽他們講中文會 "笑死" 嗎？人渣草包們炒作這個東西來羞辱人，其實只是自曝其短不是嗎？ <text:line-break/><text:line-break/>我常想，對岸同胞看到台灣這種 "民主自由"，每天無時無刻就是搞這些低能到爆的無聊抹黑，我不相信有幾個大陸人會羨慕；絕大部份人恐怕都是抱著看笑話的態度看待台灣所自傲的所謂 "民主自由" 吧。 <text:line-break/><text:line-break/>台獨陣營有位著名學者叫陳隆志，我跟他私下曾有幾面之緣，還上過他的課。頭一次上他的課，大約是25年前，課堂上聽他講英文真是很有趣，我回家趕緊就轉述給學姊聽，比方說華盛頓 (Washington)，陳隆志念起來變成 "襪訓懂"，很多發音都挺有 "特色"，很不標準。我特別喜歡學他講話，感覺很有趣，但我不相信洋人聽了陳隆志的英文會 "笑死"。</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